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8pt" style:text-underline-style="solid" style:text-underline-width="auto" style:text-underline-color="font-color" fo:font-weight="bold" officeooo:rsid="000986b2" officeooo:paragraph-rsid="000986b2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0pt" style:text-underline-style="none" fo:font-weight="bold" officeooo:rsid="000986b2" officeooo:paragraph-rsid="000986b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0pt" style:text-underline-style="none" fo:font-weight="bold" officeooo:rsid="000a1e21" officeooo:paragraph-rsid="000a1e21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8pt" style:text-underline-style="none" fo:font-weight="normal" officeooo:rsid="000a1e21" officeooo:paragraph-rsid="000a1e2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8pt" fo:font-style="italic" style:text-underline-style="none" fo:font-weight="normal" officeooo:rsid="000a1e21" officeooo:paragraph-rsid="000a1e21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0a1e21" officeooo:paragraph-rsid="000a1e21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8pt" fo:font-style="italic" fo:font-weight="normal" officeooo:rsid="000be323" officeooo:paragraph-rsid="000be323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erif" fo:font-size="18pt" style:text-underline-style="none" fo:font-weight="normal" officeooo:rsid="000986b2" officeooo:paragraph-rsid="000986b2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erif" fo:font-size="18pt" style:text-underline-style="none" fo:font-weight="normal" officeooo:rsid="000be323" officeooo:paragraph-rsid="000be323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erif" fo:font-size="18pt" style:text-underline-style="none" fo:font-weight="normal" officeooo:rsid="000a1e21" officeooo:paragraph-rsid="000a1e21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0a1e21" officeooo:paragraph-rsid="000a1e21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0a1e21" officeooo:paragraph-rsid="000a1e21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0be323" officeooo:paragraph-rsid="0010e3ea" style:font-size-asian="15.75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0be323" officeooo:paragraph-rsid="000be323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0be323" officeooo:paragraph-rsid="000be323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0caa85" officeooo:paragraph-rsid="000caa85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0ddcfb" officeooo:paragraph-rsid="000ddcfb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font-style="normal" style:text-underline-style="none" fo:font-weight="bold" officeooo:rsid="000be323" officeooo:paragraph-rsid="000be323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8pt" fo:font-style="normal" fo:font-weight="normal" officeooo:rsid="000caa85" officeooo:paragraph-rsid="000caa85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8pt" fo:font-style="normal" fo:font-weight="normal" officeooo:rsid="000d238e" officeooo:paragraph-rsid="000d238e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Liberation Serif" fo:font-size="18pt" fo:font-style="italic" style:text-underline-style="none" fo:font-weight="normal" officeooo:rsid="000d238e" officeooo:paragraph-rsid="000d238e" style:font-size-asian="18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Liberation Serif" fo:font-size="18pt" fo:font-style="italic" style:text-underline-style="none" fo:font-weight="normal" officeooo:rsid="000d238e" officeooo:paragraph-rsid="000d238e" style:font-size-asian="18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Liberation Serif" fo:font-size="18pt" fo:font-style="normal" style:text-underline-style="none" fo:font-weight="normal" officeooo:rsid="000d238e" officeooo:paragraph-rsid="000d238e" style:font-size-asian="15.75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fo:color="#000000" loext:opacity="100%" style:font-name="Liberation Serif" fo:font-size="18pt" fo:font-style="normal" style:text-underline-style="none" fo:font-weight="normal" officeooo:rsid="000d238e" officeooo:paragraph-rsid="000d238e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fo:color="#000000" loext:opacity="100%" style:font-name="Liberation Serif" fo:font-size="18pt" fo:font-style="normal" style:text-underline-style="none" fo:font-weight="normal" officeooo:rsid="000ddcfb" officeooo:paragraph-rsid="000ddcfb" style:font-size-asian="18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fo:color="#000000" loext:opacity="100%" style:font-name="Liberation Serif" fo:font-size="18pt" fo:font-style="normal" style:text-underline-style="none" fo:font-weight="normal" officeooo:rsid="000ddcfb" officeooo:paragraph-rsid="0010e3ea" style:font-size-asian="18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color="#000000" loext:opacity="100%" style:font-name="Liberation Serif" fo:font-size="18pt" fo:font-style="normal" style:text-underline-style="none" fo:font-weight="normal" officeooo:rsid="000ddcfb" officeooo:paragraph-rsid="0011b089" style:font-size-asian="18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Liberation Serif" fo:font-size="18pt" fo:font-style="normal" style:text-underline-style="none" fo:font-weight="normal" officeooo:rsid="000ddcfb" officeooo:paragraph-rsid="000ddcfb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color="#000000" loext:opacity="100%" style:font-name="Liberation Serif" fo:font-size="18pt" fo:font-style="normal" style:text-underline-style="none" fo:font-weight="normal" officeooo:rsid="0010e3ea" officeooo:paragraph-rsid="0010e3ea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fo:color="#000000" loext:opacity="100%" style:font-name="Liberation Serif" fo:font-size="18pt" fo:font-style="normal" style:text-underline-style="none" fo:font-weight="normal" officeooo:rsid="0011b089" officeooo:paragraph-rsid="0011b089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style:text-underline-style="none" fo:font-weight="normal" officeooo:rsid="000d238e" officeooo:paragraph-rsid="000d238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iberation Serif" fo:font-size="20pt" fo:font-style="normal" style:text-underline-style="none" fo:font-weight="bold" officeooo:rsid="000ddcfb" officeooo:paragraph-rsid="000ddcfb" style:font-size-asian="17.5pt" style:font-style-asian="normal" style:font-weight-asian="bold" style:font-size-complex="20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Liberation Serif" fo:font-size="20pt" fo:font-style="normal" style:text-underline-style="none" fo:font-weight="normal" officeooo:rsid="000ddcfb" officeooo:paragraph-rsid="000ddcfb" style:font-size-asian="17.5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0a1e21"/>
    </style:style>
    <style:style style:name="T2" style:family="text">
      <style:text-properties style:font-name="Liberation Serif" style:text-underline-style="none"/>
    </style:style>
    <style:style style:name="T3" style:family="text">
      <style:text-properties style:font-name="Liberation Serif" style:text-underline-style="none" officeooo:rsid="000caa85"/>
    </style:style>
    <style:style style:name="T4" style:family="text">
      <style:text-properties style:font-name="Liberation Serif" style:text-underline-style="none" officeooo:rsid="000d238e"/>
    </style:style>
    <style:style style:name="T5" style:family="text">
      <style:text-properties officeooo:rsid="000be323"/>
    </style:style>
    <style:style style:name="T6" style:family="text">
      <style:text-properties fo:color="#c9211e" loext:opacity="100%" style:font-name="Liberation Serif" style:text-underline-style="none"/>
    </style:style>
    <style:style style:name="T7" style:family="text">
      <style:text-properties fo:color="#000000" loext:opacity="100%" style:font-name="Liberation Serif" fo:font-size="18pt" fo:font-style="normal" style:text-underline-style="none" fo:font-weight="normal" officeooo:rsid="0010e3ea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erif" fo:font-size="16.5pt" style:text-underline-style="none" fo:font-weight="normal" style:text-blinking="false"/>
    </style:style>
    <style:style style:name="T9" style:family="text">
      <style:text-properties officeooo:rsid="0010e3ea"/>
    </style:style>
    <style:style style:name="T10" style:family="text">
      <style:text-properties style:text-line-through-style="none" style:text-line-through-type="none" style:font-name="Google Sans" fo:font-size="16.5pt" style:text-underline-style="none" fo:font-weight="normal" style:text-blinking="false"/>
    </style:style>
    <style:style style:name="T11" style:family="text">
      <style:text-properties style:text-line-through-style="none" style:text-line-through-type="none" style:font-name="Liberation Serif" fo:font-size="16.5pt" style:text-underline-style="none" fo:font-weight="normal" style:text-blinking="false"/>
    </style:style>
    <style:style style:name="T12" style:family="text">
      <style:text-properties style:text-line-through-style="none" style:text-line-through-type="none" style:font-name="Liberation Serif" fo:font-size="16.5pt" style:text-blinking="false"/>
    </style:style>
    <style:style style:name="T13" style:family="text">
      <style:text-properties style:text-line-through-style="none" style:text-line-through-type="none" style:font-name="Liberation Serif" fo:font-size="16.5pt" officeooo:rsid="0011b089" style:text-blinking="false"/>
    </style:style>
    <style:style style:name="T14" style:family="text">
      <style:text-properties officeooo:rsid="0011b08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<text:span text:style-name="T1">RONE NEST</text:span></text:p>
      <text:p text:style-name="P1"/>
      <text:p text:style-name="P2">Index</text:p>
      <text:list xml:id="list2786645822" text:style-name="L1">
        <text:list-item>
          <text:p text:style-name="P8">Problem Statement</text:p>
          <text:list>
            <text:list-item>
              <text:p text:style-name="P9">Abstract</text:p>
            </text:list-item>
            <text:list-item>
              <text:p text:style-name="P9">Problem Breakdown</text:p>
            </text:list-item>
          </text:list>
        </text:list-item>
        <text:list-item>
          <text:p text:style-name="P8">Requirements</text:p>
          <text:list>
            <text:list-item>
              <text:p text:style-name="P8">Software Tech-stack</text:p>
            </text:list-item>
            <text:list-item>
              <text:p text:style-name="P8">Hardware Tools and Parts</text:p>
            </text:list-item>
          </text:list>
        </text:list-item>
        <text:list-item>
          <text:p text:style-name="P8">Procedure</text:p>
          <text:list>
            <text:list-item>
              <text:p text:style-name="P8">Code Workflow</text:p>
            </text:list-item>
            <text:list-item>
              <text:p text:style-name="P10">Hardware Setup</text:p>
            </text:list-item>
          </text:list>
        </text:list-item>
        <text:list-item>
          <text:p text:style-name="P10">Results</text:p>
          <text:list>
            <text:list-item>
              <text:p text:style-name="P10">Tabulate form</text:p>
            </text:list-item>
            <text:list-item>
              <text:p text:style-name="P10">Simulations</text:p>
            </text:list-item>
          </text:list>
        </text:list-item>
        <text:list-item>
          <text:p text:style-name="P10">Testing</text:p>
          <text:list>
            <text:list-item>
              <text:p text:style-name="P10">Flight logs</text:p>
            </text:list-item>
            <text:list-item>
              <text:p text:style-name="P10">Results</text:p>
            </text:list-item>
          </text:list>
        </text:list-item>
      </text:list>
      <text:p text:style-name="P4"/>
      <text:p text:style-name="P3"><text:span text:style-name="T5">1. </text:span>Problem Statement</text:p>
      <text:p text:style-name="P5">I. Abstract</text:p>
      <text:p text:style-name="P6">The following project aims at developing an UAV docking station, which is used to safely store the UAV, keeping it charged and in ready-to-fly state in all weather conditions.</text:p>
      <text:p text:style-name="P5"/>
      <text:p text:style-name="P5">II. Problem Breakdown</text:p>
      <text:p text:style-name="P6">The problem can be broken down into the following components:</text:p>
      <text:list xml:id="list3850875893" text:style-name="L2">
        <text:list-item>
          <text:p text:style-name="P12">Autonomous Precision Landing</text:p>
        </text:list-item>
        <text:list-item>
          <text:p text:style-name="P13">Dock Station Design and Development</text:p>
        </text:list-item>
        <text:list-item>
          <text:p text:style-name="P13">Autonomous Charging of Battery</text:p>
        </text:list-item>
      </text:list>
      <text:p text:style-name="P14"/>
      <text:p text:style-name="P18"/>
      <text:p text:style-name="P18"/>
      <text:p text:style-name="P18"><text:soft-page-break/>2. Requirements</text:p>
      <text:p text:style-name="P15">Solving the following will be requiring a set of prerequisites, both in the software and hardware. These are mentioned below as follows:</text:p>
      <text:p text:style-name="P15"/>
      <text:p text:style-name="P7"><text:span text:style-name="T2">I. </text:span><text:span text:style-name="T3">Software Tech-stack</text:span></text:p>
      <text:list xml:id="list540146855" text:style-name="L3">
        <text:list-item>
          <text:p text:style-name="P16">OpenCV-Python --version: 4.10.0</text:p>
        </text:list-item>
        <text:list-item>
          <text:p text:style-name="P19"><text:span text:style-name="T4">Python3</text:span><text:span text:style-name="T2"> --version: </text:span><text:span text:style-name="T4">3.11.2</text:span></text:p>
        </text:list-item>
        <text:list-item>
          <text:p text:style-name="P16">ROS Noetic</text:p>
        </text:list-item>
        <text:list-item>
          <text:p text:style-name="P16">Dronekit --version: 2.9.2</text:p>
        </text:list-item>
        <text:list-item>
          <text:p text:style-name="P17">Arduino <text:span text:style-name="T9">IDE</text:span> –version: 1.8.3</text:p>
        </text:list-item>
        <text:list-item>
          <text:p text:style-name="P20"><text:span text:style-name="T2">ArduPilot –version: </text:span><text:span text:style-name="T6">idk</text:span></text:p>
        </text:list-item>
      </text:list>
      <text:p text:style-name="P21"/>
      <text:p text:style-name="P22">II. Hardware <text:span text:style-name="T9">parts and tools</text:span></text:p>
      <text:p text:style-name="P31">(Measurements mentioned at the end)]</text:p>
      <text:p text:style-name="P23"/>
      <text:list xml:id="list1483912981" text:style-name="L4">
        <text:list-item>
          <text:p text:style-name="P24"><text:span text:style-name="T9">3D printed </text:span>Gears</text:p>
        </text:list-item>
        <text:list-item>
          <text:p text:style-name="P29">MDF board</text:p>
        </text:list-item>
        <text:list-item>
          <text:p text:style-name="P24">L brackets</text:p>
        </text:list-item>
        <text:list-item>
          <text:p text:style-name="P24">Sliders</text:p>
        </text:list-item>
        <text:list-item>
          <text:p text:style-name="P24">Servo Motor Mounts</text:p>
        </text:list-item>
        <text:list-item>
          <text:p text:style-name="P24">ST3215 Servo Motor<text:span text:style-name="T9">s</text:span></text:p>
        </text:list-item>
        <text:list-item>
          <text:p text:style-name="P24">Servo Driver with ESP32</text:p>
        </text:list-item>
        <text:list-item>
          <text:p text:style-name="P25">Raspberry Pi 5 8GB RAM</text:p>
        </text:list-item>
        <text:list-item>
          <text:p text:style-name="P25">Servo Extender Cables</text:p>
        </text:list-item>
        <text:list-item>
          <text:p text:style-name="P25">SIYI A8 mini Camera</text:p>
        </text:list-item>
        <text:list-item>
          <text:p text:style-name="P26"><text:span text:style-name="T9">3S/4S/6S Battery</text:span></text:p>
        </text:list-item>
        <text:list-item>
          <text:p text:style-name="P27"><text:span text:style-name="T9">Matek </text:span><text:span text:style-name="T14">UBEC Duo 4A/5</text:span><text:span text:style-name="T13">~12V</text:span></text:p>
        </text:list-item>
        <text:list-item>
          <text:p text:style-name="P30"><text:span text:style-name="T12">C type data cable</text:span></text:p>
        </text:list-item>
        <text:list-item>
          <text:p text:style-name="P30"><text:span text:style-name="T12">Omnidirectional Wheels</text:span></text:p>
        </text:list-item>
      </text:list>
      <text:p text:style-name="P28"/>
      <text:p text:style-name="P32">3. Procedure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5:24:25.961901831</meta:creation-date>
    <dc:date>2024-07-25T10:54:22.589150430</dc:date>
    <meta:editing-duration>PT1H1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227" meta:character-count="1281" meta:non-whitespace-character-count="1146"/>
  </office:meta>
</office:document-meta>
</file>